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iglas" style:family="table">
      <style:table-properties style:width="14.492cm" fo:margin-left="2.517cm" table:align="left"/>
    </style:style>
    <style:style style:name="Siglas.A" style:family="table-column">
      <style:table-column-properties style:column-width="3.799cm"/>
    </style:style>
    <style:style style:name="Siglas.B" style:family="table-column">
      <style:table-column-properties style:column-width="10.693cm"/>
    </style:style>
    <style:style style:name="Sigla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Siglas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Sigla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iglas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Revisões" style:family="table">
      <style:table-properties style:width="17cm" table:align="margins"/>
    </style:style>
    <style:style style:name="Revisões.A" style:family="table-column">
      <style:table-column-properties style:column-width="2.893cm" style:rel-column-width="1640*"/>
    </style:style>
    <style:style style:name="Revisões.B" style:family="table-column">
      <style:table-column-properties style:column-width="9.701cm" style:rel-column-width="5500*"/>
    </style:style>
    <style:style style:name="Revisões.C" style:family="table-column">
      <style:table-column-properties style:column-width="1.623cm" style:rel-column-width="920*"/>
    </style:style>
    <style:style style:name="Revisões.D" style:family="table-column">
      <style:table-column-properties style:column-width="2.783cm" style:rel-column-width="1578*"/>
    </style:style>
    <style:style style:name="Revisõe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Revisões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Revisõe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Revisões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86200" officeooo:paragraph-rsid="0009ceee"/>
    </style:style>
    <style:style style:name="P2" style:family="paragraph" style:parent-style-name="Standard">
      <style:text-properties officeooo:paragraph-rsid="00086200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d118" officeooo:paragraph-rsid="0025d1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 style:list-style-name="L1">
      <style:text-properties officeooo:paragraph-rsid="00086200"/>
    </style:style>
    <style:style style:name="P5" style:family="paragraph" style:parent-style-name="Standard" style:list-style-name="L1">
      <style:text-properties officeooo:paragraph-rsid="0039c9b0"/>
    </style:style>
    <style:style style:name="P6" style:family="paragraph" style:parent-style-name="Standard" style:list-style-name="L1">
      <style:text-properties officeooo:rsid="00086200" officeooo:paragraph-rsid="00086200"/>
    </style:style>
    <style:style style:name="P7" style:family="paragraph" style:parent-style-name="Standard" style:list-style-name="L1">
      <style:text-properties officeooo:rsid="00086200" officeooo:paragraph-rsid="001b545f"/>
    </style:style>
    <style:style style:name="P8" style:family="paragraph" style:parent-style-name="Standard" style:list-style-name="L1">
      <style:text-properties officeooo:rsid="00086200" officeooo:paragraph-rsid="00333f43"/>
    </style:style>
    <style:style style:name="P9" style:family="paragraph" style:parent-style-name="Standard" style:list-style-name="L1">
      <style:text-properties officeooo:rsid="00086200" officeooo:paragraph-rsid="003741da"/>
    </style:style>
    <style:style style:name="P10" style:family="paragraph" style:parent-style-name="Standard" style:list-style-name="L1">
      <style:text-properties officeooo:rsid="00086200" officeooo:paragraph-rsid="0009ceee"/>
    </style:style>
    <style:style style:name="P11" style:family="paragraph" style:parent-style-name="Standard" style:list-style-name="L1">
      <style:text-properties officeooo:rsid="00086200" officeooo:paragraph-rsid="000ad535"/>
    </style:style>
    <style:style style:name="P12" style:family="paragraph" style:parent-style-name="Standard" style:list-style-name="L1">
      <style:text-properties officeooo:rsid="00086200" officeooo:paragraph-rsid="0039c9b0"/>
    </style:style>
    <style:style style:name="P13" style:family="paragraph" style:parent-style-name="Standard">
      <style:text-properties officeooo:rsid="00086200" officeooo:paragraph-rsid="001ee4f1"/>
    </style:style>
    <style:style style:name="P14" style:family="paragraph" style:parent-style-name="Standard" style:list-style-name="L1">
      <style:text-properties officeooo:rsid="0022ee2a" officeooo:paragraph-rsid="0022ee2a"/>
    </style:style>
    <style:style style:name="P15" style:family="paragraph" style:parent-style-name="Standard" style:list-style-name="L1">
      <style:text-properties officeooo:rsid="00244e70" officeooo:paragraph-rsid="00086200"/>
    </style:style>
    <style:style style:name="P16" style:family="paragraph" style:parent-style-name="Standard" style:list-style-name="L1">
      <style:text-properties officeooo:rsid="0024e966" officeooo:paragraph-rsid="0024e966"/>
    </style:style>
    <style:style style:name="P17" style:family="paragraph" style:parent-style-name="Standard" style:list-style-name="L1">
      <style:text-properties officeooo:rsid="00246d2a" officeooo:paragraph-rsid="00086200"/>
    </style:style>
    <style:style style:name="P18" style:family="paragraph" style:parent-style-name="Standard" style:list-style-name="L1">
      <style:text-properties officeooo:rsid="002b7046" officeooo:paragraph-rsid="00299072"/>
    </style:style>
    <style:style style:name="P19" style:family="paragraph" style:parent-style-name="Standard" style:list-style-name="L1">
      <style:text-properties officeooo:rsid="001a5845" officeooo:paragraph-rsid="001a5845"/>
    </style:style>
    <style:style style:name="P20" style:family="paragraph" style:parent-style-name="Standard" style:list-style-name="L1">
      <style:text-properties officeooo:rsid="002d0e33" officeooo:paragraph-rsid="00086200"/>
    </style:style>
    <style:style style:name="P21" style:family="paragraph" style:parent-style-name="Standard" style:list-style-name="L1">
      <style:text-properties officeooo:rsid="0030d2d6" officeooo:paragraph-rsid="0030d2d6"/>
    </style:style>
    <style:style style:name="P22" style:family="paragraph" style:parent-style-name="Standard" style:list-style-name="L1">
      <style:text-properties officeooo:rsid="00333f43" officeooo:paragraph-rsid="00086200"/>
    </style:style>
    <style:style style:name="P23" style:family="paragraph" style:parent-style-name="Standard" style:list-style-name="L1">
      <style:text-properties officeooo:rsid="00333f43" officeooo:paragraph-rsid="00333f43"/>
    </style:style>
    <style:style style:name="P24" style:family="paragraph" style:parent-style-name="Standard" style:list-style-name="L1">
      <style:text-properties officeooo:rsid="00340b92" officeooo:paragraph-rsid="00086200"/>
    </style:style>
    <style:style style:name="P25" style:family="paragraph" style:parent-style-name="Standard" style:list-style-name="L1">
      <style:text-properties officeooo:rsid="00340b92" officeooo:paragraph-rsid="00340b92"/>
    </style:style>
    <style:style style:name="P26" style:family="paragraph" style:parent-style-name="Standard" style:list-style-name="L1">
      <style:text-properties officeooo:rsid="001bf5ba" officeooo:paragraph-rsid="001bf5ba"/>
    </style:style>
    <style:style style:name="P27" style:family="paragraph" style:parent-style-name="Standard" style:list-style-name="L1">
      <style:text-properties officeooo:rsid="001bf5ba" officeooo:paragraph-rsid="001c5caf"/>
    </style:style>
    <style:style style:name="P28" style:family="paragraph" style:parent-style-name="Standard" style:list-style-name="L1">
      <style:text-properties officeooo:rsid="0036f514" officeooo:paragraph-rsid="0036f514"/>
    </style:style>
    <style:style style:name="P29" style:family="paragraph" style:parent-style-name="Standard" style:list-style-name="L1">
      <style:text-properties officeooo:rsid="001c5caf" officeooo:paragraph-rsid="001c5caf"/>
    </style:style>
    <style:style style:name="P30" style:family="paragraph" style:parent-style-name="Standard" style:list-style-name="L1">
      <style:text-properties officeooo:rsid="001dddab" officeooo:paragraph-rsid="0039c9b0"/>
    </style:style>
    <style:style style:name="P31" style:family="paragraph" style:parent-style-name="Standard" style:list-style-name="L1">
      <style:text-properties officeooo:rsid="0038deb7" officeooo:paragraph-rsid="0038deb7"/>
    </style:style>
    <style:style style:name="P32" style:family="paragraph" style:parent-style-name="Standard" style:list-style-name="L1">
      <style:text-properties officeooo:rsid="0039c9b0" officeooo:paragraph-rsid="0039c9b0"/>
    </style:style>
    <style:style style:name="P33" style:family="paragraph" style:parent-style-name="Standard">
      <style:text-properties officeooo:rsid="0039c9b0" officeooo:paragraph-rsid="0039c9b0"/>
    </style:style>
    <style:style style:name="P34" style:family="paragraph" style:parent-style-name="Standard">
      <style:text-properties officeooo:paragraph-rsid="001ee4f1"/>
    </style:style>
    <style:style style:name="P35" style:family="paragraph" style:parent-style-name="Standard" style:list-style-name="L1">
      <style:text-properties officeooo:rsid="003c4ed5" officeooo:paragraph-rsid="003c4ed5"/>
    </style:style>
    <style:style style:name="P36" style:family="paragraph" style:parent-style-name="Standard">
      <style:paragraph-properties fo:text-align="center" style:justify-single-word="false"/>
      <style:text-properties officeooo:rsid="003e1463" officeooo:paragraph-rsid="003e1463"/>
    </style:style>
    <style:style style:name="P37" style:family="paragraph" style:parent-style-name="Standard" style:list-style-name="L1">
      <style:paragraph-properties fo:break-before="page"/>
      <style:text-properties officeooo:rsid="00086200" officeooo:paragraph-rsid="00086200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463" officeooo:paragraph-rsid="003e14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463" officeooo:paragraph-rsid="003e14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b2d0" officeooo:paragraph-rsid="003fb2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b2d0" officeooo:paragraph-rsid="003fb2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c135" officeooo:paragraph-rsid="0040c1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officeooo:paragraph-rsid="003e1463"/>
    </style:style>
    <style:style style:name="P44" style:family="paragraph" style:parent-style-name="Table_20_Contents">
      <style:paragraph-properties fo:text-align="center" style:justify-single-word="false"/>
      <style:text-properties officeooo:rsid="0040c135" officeooo:paragraph-rsid="0040c135"/>
    </style:style>
    <style:style style:name="T1" style:family="text">
      <style:text-properties officeooo:rsid="00244e70"/>
    </style:style>
    <style:style style:name="T2" style:family="text">
      <style:text-properties officeooo:rsid="00086200"/>
    </style:style>
    <style:style style:name="T3" style:family="text">
      <style:text-properties officeooo:rsid="00310e52"/>
    </style:style>
    <style:style style:name="T4" style:family="text">
      <style:text-properties officeooo:rsid="003741da"/>
    </style:style>
    <style:style style:name="T5" style:family="text">
      <style:text-properties officeooo:rsid="0039c9b0"/>
    </style:style>
    <style:style style:name="T6" style:family="text">
      <style:text-properties officeooo:rsid="003e1463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14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MODELO DE ESPECIFICAÇÃO DE REQUISITOS DE</text:p>
      <text:p text:style-name="P36">SOFTWARE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VERSÃO [0.0]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Autor: Vinicius Araujo Lopes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able:table table:name="Revisões" table:style-name="Revisões">
        <table:table-column table:style-name="Revisões.A"/>
        <table:table-column table:style-name="Revisões.B"/>
        <table:table-column table:style-name="Revisões.C"/>
        <table:table-column table:style-name="Revisões.D"/>
        <table:table-row>
          <table:table-cell table:style-name="Revisões.A1" office:value-type="string">
            <text:p text:style-name="P39">Data</text:p>
          </table:table-cell>
          <table:table-cell table:style-name="Revisões.A1" office:value-type="string">
            <text:p text:style-name="P43"><text:span text:style-name="T7">Alterações</text:span></text:p>
          </table:table-cell>
          <table:table-cell table:style-name="Revisões.A1" office:value-type="string">
            <text:p text:style-name="P44">Versão</text:p>
          </table:table-cell>
          <table:table-cell table:style-name="Revisões.D1" office:value-type="string">
            <text:p text:style-name="P38">Responsável</text:p>
          </table:table-cell>
        </table:table-row>
        <table:table-row>
          <table:table-cell table:style-name="Revisões.A2" office:value-type="string">
            <text:p text:style-name="P40">[dd/mm/aaaa]</text:p>
          </table:table-cell>
          <table:table-cell table:style-name="Revisões.A2" office:value-type="string">
            <text:p text:style-name="P41">[Alteração]</text:p>
          </table:table-cell>
          <table:table-cell table:style-name="Revisões.A2" office:value-type="string">
            <text:p text:style-name="P42">[0.0]</text:p>
          </table:table-cell>
          <table:table-cell table:style-name="Revisões.D2" office:value-type="string">
            <text:p text:style-name="P41">[Nome]</text:p>
          </table:table-cell>
        </table:table-row>
      </table:table>
      <text:p text:style-name="P36"/>
      <text:p text:style-name="P36"/>
      <text:p text:style-name="P36"/>
      <text:list xml:id="list41905005" text:style-name="L1">
        <text:list-item>
          <text:p text:style-name="P37"/>
        </text:list-item>
        <text:list-item>
          <text:p text:style-name="P6">Introdução</text:p>
          <text:list>
            <text:list-item>
              <text:p text:style-name="P6">Objetivo Geral</text:p>
              <text:p text:style-name="P14">[Objetivo e públic<text:span text:style-name="T1">o</text:span> alvo da SRS]</text:p>
              <text:list>
                <text:list-item>
                  <text:list>
                    <text:list-header>
                      <text:p text:style-name="P4"/>
                    </text:list-header>
                  </text:list>
                </text:list-item>
              </text:list>
            </text:list-item>
            <text:list-item>
              <text:p text:style-name="P4">Objetivo Específico (escopo)</text:p>
              <text:list>
                <text:list-item>
                  <text:p text:style-name="P4"><text:span text:style-name="T1">[Produto do software</text:span>(por exemplo: Geração de Relatório, etc...)<text:span text:style-name="T1">]</text:span></text:p>
                </text:list-item>
                <text:list-item>
                  <text:p text:style-name="P15">[Funcionalidades]</text:p>
                </text:list-item>
                <text:list-item>
                  <text:p text:style-name="P16">[Funcionalidades não incluídas, caso existam]</text:p>
                </text:list-item>
                <text:list-item>
                  <text:p text:style-name="P17">[Aplicação e objetivos]</text:p>
                </text:list-item>
              </text:list>
            </text:list-item>
          </text:list>
        </text:list-item>
      </text:list>
      <text:p text:style-name="P2"/>
      <text:list xml:id="list203251525422093" text:continue-numbering="true" text:style-name="L1">
        <text:list-item>
          <text:list>
            <text:list-item>
              <text:p text:style-name="P4">Definições, siglas e abreviações</text:p>
            </text:list-item>
          </text:list>
        </text:list-item>
      </text:list>
      <table:table table:name="Siglas" table:style-name="Siglas">
        <table:table-column table:style-name="Siglas.A"/>
        <table:table-column table:style-name="Siglas.B"/>
        <table:table-row>
          <table:table-cell table:style-name="Siglas.A1" office:value-type="string">
            <text:p text:style-name="P3">Sigla / Abreviação</text:p>
          </table:table-cell>
          <table:table-cell table:style-name="Siglas.B1" office:value-type="string">
            <text:p text:style-name="P3">Significado</text:p>
          </table:table-cell>
        </table:table-row>
        <table:table-row>
          <table:table-cell table:style-name="Siglas.A2" office:value-type="string">
            <text:p text:style-name="P3">[Sigla / Abreviação]</text:p>
          </table:table-cell>
          <table:table-cell table:style-name="Siglas.B2" office:value-type="string">
            <text:p text:style-name="P3">[Significado]</text:p>
          </table:table-cell>
        </table:table-row>
      </table:table>
      <text:p text:style-name="P2"/>
      <text:p text:style-name="P2"/>
      <text:list xml:id="list203250769977168" text:continue-numbering="true" text:style-name="L1">
        <text:list-item>
          <text:list>
            <text:list-item>
              <text:p text:style-name="P4">Referências</text:p>
              <text:list>
                <text:list-header>
                  <text:p text:style-name="P18">[Documento, Data, Gráfica]</text:p>
                  <text:p text:style-name="P19"/>
                </text:list-header>
              </text:list>
            </text:list-item>
            <text:list-item>
              <text:p text:style-name="P4">Visão Geral</text:p>
              <text:list>
                <text:list-item>
                  <text:p text:style-name="P20">[Base e organização]</text:p>
                </text:list-item>
              </text:list>
            </text:list-item>
          </text:list>
          <text:p text:style-name="P6"/>
        </text:list-item>
        <text:list-item>
          <text:p text:style-name="P6">Descrição Global</text:p>
          <text:list>
            <text:list-item>
              <text:p text:style-name="P6">Aspecto Geral do Produto</text:p>
              <text:list>
                <text:list-item>
                  <text:p text:style-name="P6">Interfaces do sistema</text:p>
                  <text:list>
                    <text:list-item>
                      <text:p text:style-name="P21">[Nome, Descrição, Funcionalidade(s) <text:span text:style-name="T3">de sistemas auxiliares</text:span>]</text:p>
                    </text:list-item>
                  </text:list>
                  <text:p text:style-name="P6"/>
                </text:list-item>
                <text:list-item>
                  <text:p text:style-name="P6">Interfaces do usuário</text:p>
                  <text:list>
                    <text:list-item>
                      <text:p text:style-name="P22">[Descritivo da tela]</text:p>
                      <text:p text:style-name="P7"/>
                    </text:list-item>
                  </text:list>
                </text:list-item>
                <text:list-item>
                  <text:p text:style-name="P6">Interfaces do hardware</text:p>
                  <text:list>
                    <text:list-item>
                      <text:p text:style-name="P23">[Descritivo das interfaces de hardware]</text:p>
                      <text:p text:style-name="P8"/>
                    </text:list-item>
                  </text:list>
                </text:list-item>
                <text:list-item>
                  <text:p text:style-name="P8">Interfaces do software</text:p>
                  <text:list>
                    <text:list-item>
                      <text:p text:style-name="P23">[Descritivo da interface de software]</text:p>
                      <text:p text:style-name="P8"/>
                    </text:list-item>
                  </text:list>
                </text:list-item>
                <text:list-item>
                  <text:p text:style-name="P6">Interfaces de comunicação</text:p>
                  <text:list>
                    <text:list-item>
                      <text:p text:style-name="P23">[Descritivo da interface de comunicação]</text:p>
                      <text:p text:style-name="P8"/>
                    </text:list-item>
                  </text:list>
                </text:list-item>
                <text:list-item>
                  <text:p text:style-name="P24">Limites de memória</text:p>
                  <text:list>
                    <text:list-item>
                      <text:p text:style-name="P25">[Limite]</text:p>
                      <text:p text:style-name="P26"/>
                    </text:list-item>
                  </text:list>
                </text:list-item>
                <text:list-item>
                  <text:p text:style-name="P6">Operações</text:p>
                  <text:list>
                    <text:list-item>
                      <text:p text:style-name="P28">[Operação]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list xml:id="list203249884328377" text:continue-numbering="true" text:style-name="L1">
        <text:list-item>
          <text:list>
            <text:list-item>
              <text:list>
                <text:list-item>
                  <text:p text:style-name="P9">Requisitos de adaptação do local</text:p>
                  <text:list>
                    <text:list-item>
                      <text:p text:style-name="P9">[<text:span text:style-name="T4">Requisito]</text:span></text:p>
                    </text:list-item>
                  </text:list>
                </text:list-item>
              </text:list>
              <text:p text:style-name="P6"/>
            </text:list-item>
            <text:list-item>
              <text:p text:style-name="P6">Funções do Produto</text:p>
              <text:list>
                <text:list-item>
                  <text:p text:style-name="P31">[Função]</text:p>
                  <text:p text:style-name="P27"/>
                </text:list-item>
              </text:list>
            </text:list-item>
            <text:list-item>
              <text:p text:style-name="P6"><text:soft-page-break/>Características do usuário</text:p>
              <text:list>
                <text:list-item>
                  <text:p text:style-name="P32">[Característica]</text:p>
                  <text:p text:style-name="P29"/>
                </text:list-item>
              </text:list>
            </text:list-item>
            <text:list-item>
              <text:p text:style-name="P6">Limites</text:p>
              <text:list>
                <text:list-item>
                  <text:p text:style-name="P32">[Limite]</text:p>
                  <text:p text:style-name="P32"/>
                </text:list-item>
              </text:list>
              <text:p text:style-name="P6"/>
            </text:list-item>
            <text:list-item>
              <text:p text:style-name="P12">Suposições e Dependências</text:p>
              <text:list>
                <text:list-item>
                  <text:p text:style-name="P30">[<text:span text:style-name="T5">Suposição / Dependência]</text:span></text:p>
                  <text:p text:style-name="P10"/>
                </text:list-item>
              </text:list>
            </text:list-item>
          </text:list>
        </text:list-item>
      </text:list>
      <text:p text:style-name="P1"/>
      <text:list xml:id="list203250186300168" text:continue-numbering="true" text:style-name="L1">
        <text:list-item>
          <text:p text:style-name="P11">Requisitos Específicos</text:p>
          <text:list>
            <text:list-item>
              <text:p text:style-name="P35">[modo / classe / objeto / funcionalidade / UX / hierarquia / organização múltipla ] </text:p>
            </text:list-item>
          </text:list>
          <text:p text:style-name="P11"/>
        </text:list-item>
        <text:list-item>
          <text:p text:style-name="P4"><text:span text:style-name="T2">Apêndices</text:span></text:p>
        </text:list-item>
      </text:list>
      <text:p text:style-name="P34"><text:span text:style-name="T2"><text:tab/>[Apêndice]</text:span></text:p>
      <text:p text:style-name="P13"/>
      <text:list xml:id="list203250673385575" text:continue-numbering="true" text:style-name="L1">
        <text:list-item>
          <text:p text:style-name="P5"><text:span text:style-name="T5">Anexos</text:span></text:p>
        </text:list-item>
      </text:list>
      <text:p text:style-name="P33"><text:tab/>[Anexo]</text:p>
      <text:p text:style-name="P33"/>
      <text:list xml:id="list203251058664711" text:continue-numbering="true" text:style-name="L1">
        <text:list-item>
          <text:p text:style-name="P4"><text:span text:style-name="T2">Índice</text:span></text:p>
          <text:p text:style-name="P4"/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9T21:26:47.971643047</meta:creation-date>
    <meta:generator>LibreOffice/6.3.4.2$Linux_X86_64 LibreOffice_project/30$Build-2</meta:generator>
    <dc:date>2020-01-30T20:31:20.373228445</dc:date>
    <meta:editing-duration>PT1H50M34S</meta:editing-duration>
    <meta:editing-cycles>53</meta:editing-cycles>
    <meta:document-statistic meta:table-count="2" meta:image-count="0" meta:object-count="0" meta:page-count="3" meta:paragraph-count="63" meta:word-count="209" meta:character-count="1528" meta:non-whitespace-character-count="1335"/>
  </office:meta>
</office:document-meta>
</file>